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11000000DD000000DD8DC5D61B.svm" manifest:media-type=""/>
  <manifest:file-entry manifest:full-path="Object 2/Pictures/20000011000000DD000000DD9C505250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4.917cm" svg:height="16.198cm" svg:x="0.877cm" svg:y="11.234cm">
            <draw:object draw:notify-on-update-of-ranges="Feuille1.A1:Feuille1.A1 Feuille1.A2:Feuille1.A22 Feuille1.C1:Feuille1.C1 Feuille1.C2:Feuille1.C22 Feuille1.A1:Feuille1.A1 Feuille1.A2:Feuille1.A22 Feuille1.D1:Feuille1.D1 Feuille1.D2:Feuille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611cm" svg:height="20.275cm" svg:x="1.813cm" svg:y="29.021cm">
            <draw:object draw:notify-on-update-of-ranges="Feuille1.A1:Feuille1.A1 Feuille1.A2:Feuille1.A22 Feuille1.B1:Feuille1.B1 Feuille1.B2:Feuille1.B22 Feuille1.A1:Feuille1.A1 Feuille1.A2:Feuille1.A22 Feuille1.C1:Feuille1.C1 Feuille1.C2:Feuille1.C22 Feuille1.A1:Feuille1.A1 Feuille1.A2:Feuille1.A22 Feuille1.F1:Feuille1.F1 Feuille1.F2:Feuille1.F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822cm" svg:height="14.481cm" svg:x="26.94cm" svg:y="9.664cm">
            <draw:object draw:notify-on-update-of-ranges="Feuille1.A1:Feuille1.A1 Feuille1.A3:Feuille1.A22 Feuille1.G1:Feuille1.G1 Feuille1.G3:Feuille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1"/>
        <table:table-column table:style-name="co9" table:number-columns-repeated="1003" table:default-cell-style-name="ce1"/>
        <table:table-row table:style-name="ro1">
          <table:table-cell office:value-type="string">
            <text:p>Nombre de points de départ</text:p>
          </table:table-cell>
          <table:table-cell office:value-type="string">
            <text:p>Propositions en accord avec la séquence attendue</text:p>
          </table:table-cell>
          <table:table-cell office:value-type="string">
            <text:p>Propositions Total</text:p>
          </table:table-cell>
          <table:table-cell office:value-type="string">
            <text:p>temps</text:p>
          </table:table-cell>
          <table:table-cell office:value-type="string">
            <text:p>Peptides identifiés</text:p>
          </table:table-cell>
          <table:table-cell office:value-type="string">
            <text:p>Peptides Identifiés %</text:p>
          </table:table-cell>
          <table:table-cell office:value-type="string">
            <text:p>temps de calcule pour 1 solution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193548203">
            <text:p>5,193548203</text:p>
          </table:table-cell>
          <table:table-cell office:value-type="float" office:value="29.61290359">
            <text:p>29,61290359</text:p>
          </table:table-cell>
          <table:table-cell office:value-type="float" office:value="0.001612903201">
            <text:p>0,0016129032</text:p>
          </table:table-cell>
          <table:table-cell office:value-type="float" office:value="70.96774194">
            <text:p>70,96774194</text:p>
          </table:table-cell>
          <table:table-cell table:formula="of:=INT([.E3]+(100/31*2))" office:value-type="float" office:value="77">
            <text:p>77</text:p>
          </table:table-cell>
          <table:table-cell table:formula="of:=[.D3]/[.C3]" office:value-type="float" office:value="0.000054466229429277">
            <text:p>5,4466229429277E-005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.806451797">
            <text:p>9,806451797</text:p>
          </table:table-cell>
          <table:table-cell office:value-type="float" office:value="50.80644989">
            <text:p>50,80644989</text:p>
          </table:table-cell>
          <table:table-cell office:value-type="float" office:value="0.001612903201">
            <text:p>0,0016129032</text:p>
          </table:table-cell>
          <table:table-cell office:value-type="float" office:value="83.87096774">
            <text:p>83,87096774</text:p>
          </table:table-cell>
          <table:table-cell table:formula="of:=INT([.E4]+(100/31*2))" office:value-type="float" office:value="90">
            <text:p>90</text:p>
          </table:table-cell>
          <table:table-cell table:formula="of:=[.D4]/[.C4]" office:value-type="float" office:value="0.000031746032334321">
            <text:p>0,000031746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.93548393">
            <text:p>13,93548393</text:p>
          </table:table-cell>
          <table:table-cell office:value-type="float" office:value="81">
            <text:p>81</text:p>
          </table:table-cell>
          <table:table-cell office:value-type="float" office:value="0.005806452129">
            <text:p>0,0058064521</text:p>
          </table:table-cell>
          <table:table-cell office:value-type="float" office:value="90.32258065">
            <text:p>90,32258065</text:p>
          </table:table-cell>
          <table:table-cell table:formula="of:=INT([.E5]+(100/31*2))" office:value-type="float" office:value="96">
            <text:p>96</text:p>
          </table:table-cell>
          <table:table-cell table:formula="of:=[.D5]/[.C5]" office:value-type="float" office:value="0.0000716845941851852">
            <text:p>7,16845941851852E-005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.58064461">
            <text:p>19,58064461</text:p>
          </table:table-cell>
          <table:table-cell office:value-type="float" office:value="109.838707">
            <text:p>109,838707</text:p>
          </table:table-cell>
          <table:table-cell office:value-type="float" office:value="0.007419356145">
            <text:p>0,0074193561</text:p>
          </table:table-cell>
          <table:table-cell office:value-type="float" office:value="90.32258065">
            <text:p>90,32258065</text:p>
          </table:table-cell>
          <table:table-cell table:formula="of:=INT([.E6]+(100/31*2))" office:value-type="float" office:value="96">
            <text:p>96</text:p>
          </table:table-cell>
          <table:table-cell table:formula="of:=[.D6]/[.C6]" office:value-type="float" office:value="0.0000675477374747319">
            <text:p>6,75477374747319E-005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.32258034">
            <text:p>23,32258034</text:p>
          </table:table-cell>
          <table:table-cell office:value-type="float" office:value="131.290329">
            <text:p>131,290329</text:p>
          </table:table-cell>
          <table:table-cell office:value-type="float" office:value="0.007419355679">
            <text:p>0,0074193557</text:p>
          </table:table-cell>
          <table:table-cell office:value-type="float" office:value="90.32258065">
            <text:p>90,32258065</text:p>
          </table:table-cell>
          <table:table-cell table:formula="of:=INT([.E7]+(100/31*2))" office:value-type="float" office:value="96">
            <text:p>96</text:p>
          </table:table-cell>
          <table:table-cell table:formula="of:=[.D7]/[.C7]" office:value-type="float" office:value="0.0000565110601482307">
            <text:p>5,65110601482307E-005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.70967674">
            <text:p>27,70967674</text:p>
          </table:table-cell>
          <table:table-cell office:value-type="float" office:value="163.8064575">
            <text:p>163,8064575</text:p>
          </table:table-cell>
          <table:table-cell office:value-type="float" office:value="0.01032258011">
            <text:p>0,0103225801</text:p>
          </table:table-cell>
          <table:table-cell office:value-type="float" office:value="90.32258065">
            <text:p>90,32258065</text:p>
          </table:table-cell>
          <table:table-cell table:formula="of:=INT([.E8]+(100/31*2))" office:value-type="float" office:value="96">
            <text:p>96</text:p>
          </table:table-cell>
          <table:table-cell table:formula="of:=[.D8]/[.C8]" office:value-type="float" office:value="0.0000630169302696751">
            <text:p>6,30169302696751E-00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.67741966">
            <text:p>29,67741966</text:p>
          </table:table-cell>
          <table:table-cell office:value-type="float" office:value="191">
            <text:p>191</text:p>
          </table:table-cell>
          <table:table-cell office:value-type="float" office:value="0.01354838721">
            <text:p>0,0135483872</text:p>
          </table:table-cell>
          <table:table-cell office:value-type="float" office:value="93.5483871">
            <text:p>93,5483871</text:p>
          </table:table-cell>
          <table:table-cell table:formula="of:=INT([.E9]+(100/31*2))" office:value-type="float" office:value="100">
            <text:p>100</text:p>
          </table:table-cell>
          <table:table-cell table:formula="of:=[.D9]/[.C9]" office:value-type="float" office:value="0.0000709339644502618">
            <text:p>0,000070934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2.06451797">
            <text:p>32,06451797</text:p>
          </table:table-cell>
          <table:table-cell office:value-type="float" office:value="227.9032288">
            <text:p>227,9032288</text:p>
          </table:table-cell>
          <table:table-cell office:value-type="float" office:value="0.01258064434">
            <text:p>0,0125806443</text:p>
          </table:table-cell>
          <table:table-cell office:value-type="float" office:value="93.5483871">
            <text:p>93,5483871</text:p>
          </table:table-cell>
          <table:table-cell table:formula="of:=INT([.E10]+(100/31*2))" office:value-type="float" office:value="100">
            <text:p>100</text:p>
          </table:table-cell>
          <table:table-cell table:formula="of:=[.D10]/[.C10]" office:value-type="float" office:value="0.0000552016941850365">
            <text:p>5,52016941850365E-005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4.96774292">
            <text:p>34,96774292</text:p>
          </table:table-cell>
          <table:table-cell office:value-type="float" office:value="254.0322571">
            <text:p>254,0322571</text:p>
          </table:table-cell>
          <table:table-cell office:value-type="float" office:value="0.01870967634">
            <text:p>0,0187096763</text:p>
          </table:table-cell>
          <table:table-cell office:value-type="float" office:value="93.5483871">
            <text:p>93,5483871</text:p>
          </table:table-cell>
          <table:table-cell table:formula="of:=INT([.E11]+(100/31*2))" office:value-type="float" office:value="100">
            <text:p>100</text:p>
          </table:table-cell>
          <table:table-cell table:formula="of:=[.D11]/[.C11]" office:value-type="float" office:value="0.0000736507896815439">
            <text:p>7,36507896815439E-005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85.1290283">
            <text:p>285,1290283</text:p>
          </table:table-cell>
          <table:table-cell office:value-type="float" office:value="0.01774193347">
            <text:p>0,0177419335</text:p>
          </table:table-cell>
          <table:table-cell office:value-type="float" office:value="93.5483871">
            <text:p>93,5483871</text:p>
          </table:table-cell>
          <table:table-cell table:formula="of:=INT([.E12]+(100/31*2))" office:value-type="float" office:value="100">
            <text:p>100</text:p>
          </table:table-cell>
          <table:table-cell table:formula="of:=[.D12]/[.C12]" office:value-type="float" office:value="0.0000622242273113375">
            <text:p>6,22242273113375E-005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float" office:value="37.90322495">
            <text:p>37,90322495</text:p>
          </table:table-cell>
          <table:table-cell table:style-name="Default" office:value-type="float" office:value="295.9677429">
            <text:p>295,9677429</text:p>
          </table:table-cell>
          <table:table-cell table:style-name="Default" office:value-type="float" office:value="0.01838709787">
            <text:p>0,0183870979</text:p>
          </table:table-cell>
          <table:table-cell office:value-type="float" office:value="93.5483871">
            <text:p>93,5483871</text:p>
          </table:table-cell>
          <table:table-cell table:formula="of:=INT([.E13]+(100/31*2))" office:value-type="float" office:value="100">
            <text:p>100</text:p>
          </table:table-cell>
          <table:table-cell table:formula="of:=[.D13]/[.C13]" office:value-type="float" office:value="0.0000621253440994498">
            <text:p>6,21253440994498E-005</text:p>
          </table:table-cell>
          <table:table-cell table:style-name="Default" table:number-columns-repeated="14"/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9.58064651">
            <text:p>39,58064651</text:p>
          </table:table-cell>
          <table:table-cell office:value-type="float" office:value="340.0645142">
            <text:p>340,0645142</text:p>
          </table:table-cell>
          <table:table-cell office:value-type="float" office:value="0.02096774057">
            <text:p>0,0209677406</text:p>
          </table:table-cell>
          <table:table-cell office:value-type="float" office:value="93.5483871">
            <text:p>93,5483871</text:p>
          </table:table-cell>
          <table:table-cell table:formula="of:=INT([.E14]+(100/31*2))" office:value-type="float" office:value="100">
            <text:p>100</text:p>
          </table:table-cell>
          <table:table-cell table:formula="of:=[.D14]/[.C14]" office:value-type="float" office:value="0.0000616581257216046">
            <text:p>6,16581257216046E-005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9.83871078">
            <text:p>39,83871078</text:p>
          </table:table-cell>
          <table:table-cell office:value-type="float" office:value="353.0322571">
            <text:p>353,0322571</text:p>
          </table:table-cell>
          <table:table-cell office:value-type="float" office:value="0.02258064412">
            <text:p>0,0225806441</text:p>
          </table:table-cell>
          <table:table-cell office:value-type="float" office:value="93.5483871">
            <text:p>93,5483871</text:p>
          </table:table-cell>
          <table:table-cell table:formula="of:=INT([.E15]+(100/31*2))" office:value-type="float" office:value="100">
            <text:p>100</text:p>
          </table:table-cell>
          <table:table-cell table:formula="of:=[.D15]/[.C15]" office:value-type="float" office:value="0.0000639619855292821">
            <text:p>0,000063962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0.83871078">
            <text:p>40,83871078</text:p>
          </table:table-cell>
          <table:table-cell office:value-type="float" office:value="359.8709717">
            <text:p>359,8709717</text:p>
          </table:table-cell>
          <table:table-cell office:value-type="float" office:value="0.02354838327">
            <text:p>0,0235483833</text:p>
          </table:table-cell>
          <table:table-cell office:value-type="float" office:value="93.5483871">
            <text:p>93,5483871</text:p>
          </table:table-cell>
          <table:table-cell table:formula="of:=INT([.E16]+(100/31*2))" office:value-type="float" office:value="100">
            <text:p>100</text:p>
          </table:table-cell>
          <table:table-cell table:formula="of:=[.D16]/[.C16]" office:value-type="float" office:value="0.0000654356286609043">
            <text:p>6,54356286609043E-005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1.64516068">
            <text:p>41,64516068</text:p>
          </table:table-cell>
          <table:table-cell office:value-type="float" office:value="373.3225708">
            <text:p>373,3225708</text:p>
          </table:table-cell>
          <table:table-cell office:value-type="float" office:value="0.02354838513">
            <text:p>0,0235483851</text:p>
          </table:table-cell>
          <table:table-cell office:value-type="float" office:value="93.5483871">
            <text:p>93,5483871</text:p>
          </table:table-cell>
          <table:table-cell table:formula="of:=INT([.E17]+(100/31*2))" office:value-type="float" office:value="100">
            <text:p>100</text:p>
          </table:table-cell>
          <table:table-cell table:formula="of:=[.D17]/[.C17]" office:value-type="float" office:value="0.0000630778500199913">
            <text:p>6,30778500199913E-005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2.16128922">
            <text:p>42,16128922</text:p>
          </table:table-cell>
          <table:table-cell office:value-type="float" office:value="396.2903137">
            <text:p>396,2903137</text:p>
          </table:table-cell>
          <table:table-cell office:value-type="float" office:value="0.02516128868">
            <text:p>0,0251612887</text:p>
          </table:table-cell>
          <table:table-cell office:value-type="float" office:value="93.5483871">
            <text:p>93,5483871</text:p>
          </table:table-cell>
          <table:table-cell table:formula="of:=INT([.E18]+(100/31*2))" office:value-type="float" office:value="100">
            <text:p>100</text:p>
          </table:table-cell>
          <table:table-cell table:formula="of:=[.D18]/[.C18]" office:value-type="float" office:value="0.000063492060769993">
            <text:p>6,3492060769993E-005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2.74193573">
            <text:p>42,74193573</text:p>
          </table:table-cell>
          <table:table-cell office:value-type="float" office:value="451.1935425">
            <text:p>451,1935425</text:p>
          </table:table-cell>
          <table:table-cell office:value-type="float" office:value="0.02838709392">
            <text:p>0,0283870939</text:p>
          </table:table-cell>
          <table:table-cell office:value-type="float" office:value="93.5483871">
            <text:p>93,5483871</text:p>
          </table:table-cell>
          <table:table-cell table:formula="of:=INT([.E19]+(100/31*2))" office:value-type="float" office:value="100">
            <text:p>100</text:p>
          </table:table-cell>
          <table:table-cell table:formula="of:=[.D19]/[.C19]" office:value-type="float" office:value="0.0000629155589477436">
            <text:p>6,29155589477436E-005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3.58064651">
            <text:p>43,58064651</text:p>
          </table:table-cell>
          <table:table-cell office:value-type="float" office:value="473.3225708">
            <text:p>473,3225708</text:p>
          </table:table-cell>
          <table:table-cell office:value-type="float" office:value="0.03032257594">
            <text:p>0,0303225759</text:p>
          </table:table-cell>
          <table:table-cell office:value-type="float" office:value="93.5483871">
            <text:p>93,5483871</text:p>
          </table:table-cell>
          <table:table-cell table:formula="of:=INT([.E20]+(100/31*2))" office:value-type="float" office:value="100">
            <text:p>100</text:p>
          </table:table-cell>
          <table:table-cell table:formula="of:=[.D20]/[.C20]" office:value-type="float" office:value="0.0000640632368085667">
            <text:p>6,40632368085667E-005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Default" office:value-type="float" office:value="44.41935349">
            <text:p>44,41935349</text:p>
          </table:table-cell>
          <table:table-cell table:style-name="Default" office:value-type="float" office:value="482.4838562">
            <text:p>482,4838562</text:p>
          </table:table-cell>
          <table:table-cell table:style-name="Default" office:value-type="float" office:value="0.03032257594">
            <text:p>0,0303225759</text:p>
          </table:table-cell>
          <table:table-cell table:style-name="Default" office:value-type="float" office:value="93.5483871">
            <text:p>93,5483871</text:p>
          </table:table-cell>
          <table:table-cell table:formula="of:=INT([.E21]+(100/31*2))" office:value-type="float" office:value="100">
            <text:p>100</text:p>
          </table:table-cell>
          <table:table-cell table:formula="of:=[.D21]/[.C21]" office:value-type="float" office:value="0.0000628468197440178">
            <text:p>6,28468197440178E-005</text:p>
          </table:table-cell>
          <table:table-cell table:style-name="Default" table:number-columns-repeated="14"/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4.67741776">
            <text:p>44,67741776</text:p>
          </table:table-cell>
          <table:table-cell office:value-type="float" office:value="488.2580566">
            <text:p>488,2580566</text:p>
          </table:table-cell>
          <table:table-cell office:value-type="float" office:value="0.03161289915">
            <text:p>0,0316128992</text:p>
          </table:table-cell>
          <table:table-cell office:value-type="float" office:value="93.5483871">
            <text:p>93,5483871</text:p>
          </table:table-cell>
          <table:table-cell table:formula="of:=INT([.E22]+(100/31*2))" office:value-type="float" office:value="100">
            <text:p>100</text:p>
          </table:table-cell>
          <table:table-cell table:formula="of:=[.D22]/[.C22]" office:value-type="float" office:value="0.0000647462929135003">
            <text:p>6,47462929135003E-005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Default" table:number-columns-repeated="20"/>
          <table:table-cell table:number-columns-repeated="100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Default" table:number-columns-repeated="20"/>
          <table:table-cell table:number-columns-repeated="100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Default"/>
          <table:table-cell table:number-columns-repeated="1015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>
        <table:table-column table:style-name="co9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03-15T13:42:22</meta:creation-date>
    <meta:generator>LibreOffice/3.5$Linux_x86 LibreOffice_project/350m1$Build-2</meta:generator>
    <dc:date>2013-08-01T15:31:26</dc:date>
    <dc:creator>maxime </dc:creator>
    <meta:editing-duration>PT4H14M6S</meta:editing-duration>
    <meta:editing-cycles>12</meta:editing-cycles>
    <meta:printed-by>maxime </meta:printed-by>
    <meta:print-date>2013-03-21T10:36:20</meta:print-date>
    <meta:document-statistic meta:table-count="3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dc230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0099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18cm" svg:height="16.199cm" xlink:href=".." xlink:type="simple" chart:class="chart:scatter" chart:style-name="ch1">
        <chart:legend svg:x="10.87cm" svg:y="0.223cm" style:legend-expansion="custom" chartooo:width="3.913cm" chartooo:height="1.095cm" style:legend-expansion-aspect-ratio="3.57351598173516" chart:style-name="ch2"/>
        <chart:plot-area chart:style-name="ch3" table:cell-range-address="Feuille1.A1:Feuille1.A22 Feuille1.C1:Feuille1.D22" chart:data-source-has-labels="row" svg:x="1.507cm" svg:y="1.428cm" svg:width="22.013cm" svg:height="13.463cm">
          <chartooo:coordinate-region svg:x="2.314cm" svg:y="1.628cm" svg:width="20.107cm" svg:height="12.616cm"/>
          <chart:axis chart:dimension="x" chart:name="primary-x" chart:style-name="ch4">
            <chart:title svg:x="10.366cm" svg:y="15.214cm" chart:style-name="ch5">
              <text:p>Nombre de points de départs</text:p>
            </chart:title>
          </chart:axis>
          <chart:axis chart:dimension="y" chart:name="primary-y" chart:style-name="ch6">
            <chart:title svg:x="0.449cm" svg:y="10.373cm" chart:style-name="ch7">
              <text:p>Nombre de propositions faites</text:p>
            </chart:title>
            <chart:grid chart:style-name="ch8" chart:class="major"/>
          </chart:axis>
          <chart:axis chart:dimension="y" chart:name="secondary-y" chart:style-name="ch9">
            <chart:title svg:x="24.018cm" svg:y="9.552cm" chart:style-name="ch7">
              <text:p>Temps (secondes)</text:p>
            </chart:title>
          </chart:axis>
          <chart:series chart:attached-axis="primary-y" chart:style-name="ch10" chart:values-cell-range-address="Feuille1.C2:Feuille1.C22" chart:label-cell-address="Feuille1.C1:Feuille1.C1" chart:class="chart:scatter">
            <chart:domain table:cell-range-address="Feuille1.A2:Feuille1.A22"/>
            <chart:data-point chart:repeated="21"/>
          </chart:series>
          <chart:series chart:attached-axis="secondary-y" chart:style-name="ch11" chart:values-cell-range-address="Feuille1.D2:Feuille1.D22" chart:label-cell-address="Feuille1.D1:Feuille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positions Total</text:p>
                <draw:g>
                  <svg:desc>Feuille1.C1:Feuille1.C1</svg:desc>
                </draw:g>
              </table:table-cell>
              <table:table-cell office:value-type="string">
                <text:p>temp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0">
                <text:p>0</text:p>
                <draw:g>
                  <svg:desc>Feuille1.D2:Feui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1290359">
                <text:p>29.61290359</text:p>
              </table:table-cell>
              <table:table-cell office:value-type="float" office:value="0.001612903201">
                <text:p>0.001612903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.80644989">
                <text:p>50.80644989</text:p>
              </table:table-cell>
              <table:table-cell office:value-type="float" office:value="0.001612903201">
                <text:p>0.001612903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0.005806452129">
                <text:p>0.005806452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.838707">
                <text:p>109.838707</text:p>
              </table:table-cell>
              <table:table-cell office:value-type="float" office:value="0.007419356145">
                <text:p>0.00741935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1.290329">
                <text:p>131.290329</text:p>
              </table:table-cell>
              <table:table-cell office:value-type="float" office:value="0.007419355679">
                <text:p>0.007419355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3.8064575">
                <text:p>163.8064575</text:p>
              </table:table-cell>
              <table:table-cell office:value-type="float" office:value="0.01032258011">
                <text:p>0.01032258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1">
                <text:p>191</text:p>
              </table:table-cell>
              <table:table-cell office:value-type="float" office:value="0.01354838721">
                <text:p>0.01354838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7.9032288">
                <text:p>227.9032288</text:p>
              </table:table-cell>
              <table:table-cell office:value-type="float" office:value="0.01258064434">
                <text:p>0.01258064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4.0322571">
                <text:p>254.0322571</text:p>
              </table:table-cell>
              <table:table-cell office:value-type="float" office:value="0.01870967634">
                <text:p>0.01870967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5.1290283">
                <text:p>285.1290283</text:p>
              </table:table-cell>
              <table:table-cell office:value-type="float" office:value="0.01774193347">
                <text:p>0.01774193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95.9677429">
                <text:p>295.9677429</text:p>
              </table:table-cell>
              <table:table-cell office:value-type="float" office:value="0.01838709787">
                <text:p>0.01838709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40.0645142">
                <text:p>340.0645142</text:p>
              </table:table-cell>
              <table:table-cell office:value-type="float" office:value="0.02096774057">
                <text:p>0.02096774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3.0322571">
                <text:p>353.0322571</text:p>
              </table:table-cell>
              <table:table-cell office:value-type="float" office:value="0.02258064412">
                <text:p>0.02258064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9.8709717">
                <text:p>359.8709717</text:p>
              </table:table-cell>
              <table:table-cell office:value-type="float" office:value="0.02354838327">
                <text:p>0.0235483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3.3225708">
                <text:p>373.3225708</text:p>
              </table:table-cell>
              <table:table-cell office:value-type="float" office:value="0.02354838513">
                <text:p>0.02354838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96.2903137">
                <text:p>396.2903137</text:p>
              </table:table-cell>
              <table:table-cell office:value-type="float" office:value="0.02516128868">
                <text:p>0.02516128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1.1935425">
                <text:p>451.1935425</text:p>
              </table:table-cell>
              <table:table-cell office:value-type="float" office:value="0.02838709392">
                <text:p>0.02838709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3.3225708">
                <text:p>473.3225708</text:p>
              </table:table-cell>
              <table:table-cell office:value-type="float" office:value="0.03032257594">
                <text:p>0.03032257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82.4838562">
                <text:p>482.4838562</text:p>
              </table:table-cell>
              <table:table-cell office:value-type="float" office:value="0.03032257594">
                <text:p>0.03032257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8.2580566">
                <text:p>488.2580566</text:p>
              </table:table-cell>
              <table:table-cell office:value-type="float" office:value="0.03161289915">
                <text:p>0.03161289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5c8526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dc23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11000000DD000000DD9C505250.svm" xlink:type="simple" xlink:actuate="onLoad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 xlink:href="Pictures/20000011000000DD000000DD8DC5D61B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12cm" svg:height="20.276cm" xlink:href=".." xlink:type="simple" chart:class="chart:scatter" chart:style-name="ch1">
        <chart:legend svg:x="10.797cm" svg:y="0.335cm" style:legend-expansion="custom" chartooo:width="9.134cm" chartooo:height="1.594cm" style:legend-expansion-aspect-ratio="5.73023839397742" chart:style-name="ch2"/>
        <chart:plot-area chart:style-name="ch3" table:cell-range-address="Feuille1.A1:Feuille1.C22 Feuille1.F1:Feuille1.F22" chart:data-source-has-labels="row" svg:x="0.563cm" svg:y="2.079cm" svg:width="27.121cm" svg:height="17.444cm">
          <chartooo:coordinate-region svg:x="1.37cm" svg:y="2.279cm" svg:width="25.506cm" svg:height="16.597cm"/>
          <chart:axis chart:dimension="x" chart:name="primary-x" chart:style-name="ch4">
            <chart:title svg:x="12.055cm" svg:y="19.716cm" chart:style-name="ch5">
              <text:p>Nombre de points de départ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B2:Feuille1.B22" chart:label-cell-address="Feuille1.B1:Feuille1.B1" chart:class="chart:scatter">
            <chart:domain table:cell-range-address="Feuille1.A2:Feuille1.A22"/>
            <chart:data-point chart:repeated="21"/>
          </chart:series>
          <chart:series chart:attached-axis="secondary-y" chart:style-name="ch10" chart:values-cell-range-address="Feuille1.C2:Feuille1.C22" chart:label-cell-address="Feuille1.C1:Feuille1.C1" chart:class="chart:scatter">
            <chart:data-point chart:repeated="21"/>
          </chart:series>
          <chart:series chart:attached-axis="primary-y" chart:style-name="ch11" chart:values-cell-range-address="Feuille1.F2:Feuille1.F22" chart:label-cell-address="Feuille1.F1:Feuille1.F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positions en accord avec la séquence attendue</text:p>
                <draw:g>
                  <svg:desc>Feuille1.B1:Feuille1.B1</svg:desc>
                </draw:g>
              </table:table-cell>
              <table:table-cell office:value-type="string">
                <text:p>Propositions Total</text:p>
                <draw:g>
                  <svg:desc>Feuille1.C1:Feuille1.C1</svg:desc>
                </draw:g>
              </table:table-cell>
              <table:table-cell office:value-type="string">
                <text:p>Peptides Identifiés %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0">
                <text:p>0</text:p>
                <draw:g>
                  <svg:desc>Feuille1.F2:Feuille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193548203">
                <text:p>5.193548203</text:p>
              </table:table-cell>
              <table:table-cell office:value-type="float" office:value="29.61290359">
                <text:p>29.612903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806451797">
                <text:p>9.806451797</text:p>
              </table:table-cell>
              <table:table-cell office:value-type="float" office:value="50.80644989">
                <text:p>50.806449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.93548393">
                <text:p>13.93548393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.58064461">
                <text:p>19.58064461</text:p>
              </table:table-cell>
              <table:table-cell office:value-type="float" office:value="109.838707">
                <text:p>109.8387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.32258034">
                <text:p>23.32258034</text:p>
              </table:table-cell>
              <table:table-cell office:value-type="float" office:value="131.290329">
                <text:p>131.2903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.70967674">
                <text:p>27.70967674</text:p>
              </table:table-cell>
              <table:table-cell office:value-type="float" office:value="163.8064575">
                <text:p>163.80645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.67741966">
                <text:p>29.67741966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.06451797">
                <text:p>32.06451797</text:p>
              </table:table-cell>
              <table:table-cell office:value-type="float" office:value="227.9032288">
                <text:p>227.9032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.96774292">
                <text:p>34.96774292</text:p>
              </table:table-cell>
              <table:table-cell office:value-type="float" office:value="254.0322571">
                <text:p>254.0322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85.1290283">
                <text:p>285.1290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.90322495">
                <text:p>37.90322495</text:p>
              </table:table-cell>
              <table:table-cell office:value-type="float" office:value="295.9677429">
                <text:p>295.9677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9.58064651">
                <text:p>39.58064651</text:p>
              </table:table-cell>
              <table:table-cell office:value-type="float" office:value="340.0645142">
                <text:p>340.0645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9.83871078">
                <text:p>39.83871078</text:p>
              </table:table-cell>
              <table:table-cell office:value-type="float" office:value="353.0322571">
                <text:p>353.0322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0.83871078">
                <text:p>40.83871078</text:p>
              </table:table-cell>
              <table:table-cell office:value-type="float" office:value="359.8709717">
                <text:p>359.8709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1.64516068">
                <text:p>41.64516068</text:p>
              </table:table-cell>
              <table:table-cell office:value-type="float" office:value="373.3225708">
                <text:p>373.3225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2.16128922">
                <text:p>42.16128922</text:p>
              </table:table-cell>
              <table:table-cell office:value-type="float" office:value="396.2903137">
                <text:p>396.2903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2.74193573">
                <text:p>42.74193573</text:p>
              </table:table-cell>
              <table:table-cell office:value-type="float" office:value="451.1935425">
                <text:p>451.1935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3.58064651">
                <text:p>43.58064651</text:p>
              </table:table-cell>
              <table:table-cell office:value-type="float" office:value="473.3225708">
                <text:p>473.3225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.41935349">
                <text:p>44.41935349</text:p>
              </table:table-cell>
              <table:table-cell office:value-type="float" office:value="482.4838562">
                <text:p>482.4838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.67741776">
                <text:p>44.67741776</text:p>
              </table:table-cell>
              <table:table-cell office:value-type="float" office:value="488.2580566">
                <text:p>488.258056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23cm" svg:height="14.482cm" xlink:href=".." xlink:type="simple" chart:class="chart:scatter" chart:style-name="ch1">
        <chart:legend svg:x="6.219cm" svg:y="0.387cm" style:legend-expansion="custom" chartooo:width="6.439cm" chartooo:height="0.741cm" style:legend-expansion-aspect-ratio="8.68960863697706" chart:style-name="ch2"/>
        <chart:plot-area chart:style-name="ch3" table:cell-range-address="Feuille1.A1:Feuille1.A1 Feuille1.A3:Feuille1.A22 Feuille1.G1:Feuille1.G1 Feuille1.G3:Feuille1.G22" chart:data-source-has-labels="row" svg:x="0.969cm" svg:y="1.371cm" svg:width="19.403cm" svg:height="12.141cm">
          <chartooo:coordinate-region svg:x="2.437cm" svg:y="1.57cm" svg:width="17.749cm" svg:height="11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22" chart:label-cell-address="Feuille1.G1:Feuille1.G1" chart:class="chart:scatter">
            <chart:domain table:cell-range-address="Feuille1.A3:Feuille1.A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calcule pour 1 solution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:Feuille1.A22</svg:desc>
                </draw:g>
              </table:table-cell>
              <table:table-cell office:value-type="float" office:value="0.000054466229429277">
                <text:p>0.000054466229429277</text:p>
                <draw:g>
                  <svg:desc>Feuille1.G3:Feuille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31746032334321">
                <text:p>0.00003174603233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16845941851852">
                <text:p>0.0000716845941851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75477374747319">
                <text:p>0.0000675477374747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65110601482307">
                <text:p>0.0000565110601482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630169302696751">
                <text:p>0.0000630169302696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709339644502618">
                <text:p>0.0000709339644502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552016941850365">
                <text:p>0.0000552016941850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736507896815439">
                <text:p>0.0000736507896815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622242273113375">
                <text:p>0.000062224227311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621253440994498">
                <text:p>0.0000621253440994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616581257216046">
                <text:p>0.0000616581257216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639619855292821">
                <text:p>0.0000639619855292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654356286609043">
                <text:p>0.0000654356286609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630778500199913">
                <text:p>0.0000630778500199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63492060769993">
                <text:p>0.00006349206076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629155589477436">
                <text:p>0.000062915558947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640632368085667">
                <text:p>0.0000640632368085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628468197440178">
                <text:p>0.0000628468197440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647462929135003">
                <text:p>0.0000647462929135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